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mbolTable.addSymbol( String symb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mbolTable.hash( String symb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mbolTable.addSymbol( char [ ] buffer , int offset , String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mbolTable.hash( char [ ] buffer , int offse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mbolTable.Symbol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